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800005828000045755C130946.svm"/>
  <manifest:file-entry manifest:media-type="" manifest:full-path="Pictures/20000008000041D7000067C5AFA456DB.svm"/>
  <manifest:file-entry manifest:media-type="" manifest:full-path="Pictures/20000008000059880000471CDC61E32B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Subtitle">
      <style:paragraph-properties fo:margin-left="0cm" fo:margin-right="0cm" fo:text-indent="0cm" style:auto-text-indent="false"/>
    </style:style>
    <style:style style:name="P3" style:family="paragraph" style:parent-style-name="Title">
      <style:paragraph-properties fo:margin-left="0cm" fo:margin-right="0cm" fo:text-indent="0cm" style:auto-text-indent="false"/>
    </style:style>
    <style:style style:name="P4" style:family="paragraph" style:parent-style-name="Text_20_body">
      <style:text-properties fo:language="cs" fo:country="CZ"/>
    </style:style>
    <style:style style:name="P5" style:family="paragraph" style:parent-style-name="Text_20_body">
      <style:paragraph-properties fo:margin-left="0.503cm" fo:margin-right="0cm" fo:text-indent="0cm" style:auto-text-indent="false"/>
    </style:style>
    <style:style style:name="P6" style:family="paragraph" style:parent-style-name="Text_20_body">
      <style:paragraph-properties fo:margin-left="0.741cm" fo:margin-right="0cm" fo:text-indent="0cm" style:auto-text-indent="false"/>
    </style:style>
    <style:style style:name="P7" style:family="paragraph" style:parent-style-name="Text_20_body">
      <style:paragraph-properties fo:margin-left="0.741cm" fo:margin-right="0cm" fo:line-height="115%" fo:text-indent="0cm" style:auto-text-indent="false"/>
    </style:style>
    <style:style style:name="P8" style:family="paragraph" style:parent-style-name="Text_20_body">
      <style:paragraph-properties fo:margin-left="0.741cm" fo:margin-right="0cm" fo:text-indent="0cm" style:auto-text-indent="false"/>
      <style:text-properties fo:language="cs" fo:country="CZ"/>
    </style:style>
    <style:style style:name="P9" style:family="paragraph" style:parent-style-name="Text_20_body">
      <style:paragraph-properties fo:margin-left="1.482cm" fo:margin-right="0cm" fo:line-height="115%" fo:text-indent="0cm" style:auto-text-indent="false"/>
    </style:style>
    <style:style style:name="P10" style:family="paragraph" style:parent-style-name="Text_20_body">
      <style:paragraph-properties fo:margin-left="1.482cm" fo:margin-right="0cm" fo:text-indent="0cm" style:auto-text-indent="false"/>
      <style:text-properties fo:language="cs" fo:country="CZ"/>
    </style:style>
    <style:style style:name="P11" style:family="paragraph" style:parent-style-name="Text_20_body">
      <style:paragraph-properties fo:margin-left="1.244cm" fo:margin-right="0cm" fo:text-indent="0cm" style:auto-text-indent="false"/>
      <style:text-properties fo:language="cs" fo:country="CZ"/>
    </style:style>
    <style:style style:name="P12" style:family="paragraph" style:parent-style-name="Text_20_body">
      <style:paragraph-properties fo:break-before="page"/>
    </style:style>
    <style:style style:name="P13" style:family="paragraph" style:parent-style-name="Text_20_body">
      <style:paragraph-properties fo:margin-left="0.714cm" fo:margin-right="0cm" fo:text-indent="0cm" style:auto-text-indent="false"/>
    </style:style>
    <style:style style:name="P14" style:family="paragraph" style:parent-style-name="Heading_20_2">
      <style:paragraph-properties fo:margin-left="0.741cm" fo:margin-right="0cm" fo:text-indent="0cm" style:auto-text-indent="false"/>
    </style:style>
    <style:style style:name="P15" style:family="paragraph" style:parent-style-name="Heading_20_2">
      <style:paragraph-properties fo:margin-left="0.741cm" fo:margin-right="0cm" fo:text-indent="0cm" style:auto-text-indent="false">
        <style:tab-stops/>
      </style:paragraph-properties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0" style:family="paragraph" style:parent-style-name="Title" style:master-page-name="First_20_Page">
      <style:paragraph-properties fo:margin-left="0cm" fo:margin-right="0cm" fo:text-indent="0cm" style:auto-text-indent="false" style:page-number="auto"/>
    </style:style>
    <style:style style:name="P21" style:family="paragraph" style:parent-style-name="Text_20_body">
      <style:paragraph-properties fo:margin-left="0.741cm" fo:margin-right="0cm" fo:text-indent="0cm" style:auto-text-indent="false"/>
      <style:text-properties fo:font-variant="normal" fo:text-transform="none" fo:language="en" fo:country="US" fo:font-style="italic"/>
    </style:style>
    <style:style style:name="T1" style:family="text">
      <style:text-properties fo:font-variant="normal" fo:text-transform="none" style:font-name="Symbol" fo:language="cs" fo:country="CZ"/>
    </style:style>
    <style:style style:name="T2" style:family="text">
      <style:text-properties fo:font-variant="normal" fo:text-transform="none" fo:language="cs" fo:country="CZ"/>
    </style:style>
    <style:style style:name="T3" style:family="text">
      <style:text-properties fo:font-variant="normal" fo:text-transform="none" fo:language="cs" fo:country="CZ" fo:font-style="italic"/>
    </style:style>
    <style:style style:name="T4" style:family="text">
      <style:text-properties fo:font-variant="normal" fo:text-transform="none" fo:font-style="italic"/>
    </style:style>
    <style:style style:name="T5" style:family="text">
      <style:text-properties fo:font-variant="normal" fo:text-transform="none" fo:language="en" fo:country="US" fo:font-style="italic"/>
    </style:style>
    <style:style style:name="T6" style:family="text">
      <style:text-properties fo:font-variant="normal" fo:text-transform="none" fo:language="en" fo:country="US" fo:font-style="italic" style:font-style-asian="italic" style:font-style-complex="italic"/>
    </style:style>
    <style:style style:name="T7" style:family="text">
      <style:text-properties fo:font-variant="normal" fo:text-transform="none" fo:language="en" fo:country="US" fo:font-style="normal" style:font-style-asian="normal" style:font-style-complex="normal"/>
    </style:style>
    <style:style style:name="T8" style:family="text">
      <style:text-properties fo:font-variant="normal" fo:text-transform="none" fo:font-style="normal" style:font-style-asian="normal" style:font-style-complex="normal"/>
    </style:style>
    <style:style style:name="T9" style:family="text">
      <style:text-properties style:font-name="Symbol" fo:language="cs" fo:country="CZ"/>
    </style:style>
    <style:style style:name="T10" style:family="text">
      <style:text-properties fo:language="cs" fo:country="CZ"/>
    </style:style>
    <style:style style:name="T11" style:family="text">
      <style:text-properties fo:language="cs" fo:country="CZ" fo:font-style="italic"/>
    </style:style>
    <style:style style:name="T12" style:family="text">
      <style:text-properties fo:language="cs" fo:country="CZ" fo:font-style="italic" style:font-style-asian="italic" style:font-style-complex="italic"/>
    </style:style>
    <style:style style:name="T13" style:family="text">
      <style:text-properties fo:font-size="10pt"/>
    </style:style>
    <style:style style:name="T14" style:family="text">
      <style:text-properties fo:font-size="10pt" fo:language="cs" fo:country="CZ"/>
    </style:style>
    <style:style style:name="T15" style:family="text">
      <style:text-properties fo:font-style="italic"/>
    </style:style>
    <style:style style:name="T16" style:family="text">
      <style:text-properties fo:language="en" fo:country="US" fo:font-style="italic"/>
    </style:style>
    <style:style style:name="T17" style:family="text">
      <style:text-properties fo:language="en" fo:country="US" fo:font-style="italic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ázek"/>
      </text:sequence-decls>
      <text:p text:style-name="P20"/>
      <text:p text:style-name="P3">České vysoké učení technické</text:p>
      <text:p text:style-name="P2">Fakulta elektrotechnická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Tutoriál</text:p>
      <text:p text:style-name="Subtitle">Systém elekronických voleb</text:p>
      <text:p text:style-name="Subtitle">E-volby</text:p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Obsah1_Head">
            <text:p text:style-name="P16">Obsah</text:p>
          </text:index-title>
          <text:p text:style-name="P19">Potřebné programy<text:tab/>3</text:p>
          <text:p text:style-name="P19">Instalace<text:tab/>3</text:p>
          <text:p text:style-name="P18">Zdrojové kódy projektu<text:tab/>3</text:p>
          <text:p text:style-name="P18">GlassFish Server 2.1.1<text:tab/>3</text:p>
          <text:p text:style-name="P18">MYSQL Server 5.1 <text:tab/>3</text:p>
          <text:p text:style-name="P18">NetBeans <text:tab/>3</text:p>
          <text:p text:style-name="P19">Nastavení<text:tab/>4</text:p>
          <text:p text:style-name="P18">Základní nastavení<text:tab/>4</text:p>
          <text:p text:style-name="P18">Nastavení GlassFish serveru<text:tab/>4</text:p>
          <text:p text:style-name="P18">Nastavení referencí projektů a řešení možných problémů<text:tab/>5</text:p>
          <text:p text:style-name="P19">Spuštění<text:tab/>5</text:p>
          <text:p text:style-name="P19">Odkazy<text:tab/>6</text:p>
        </text:index-body>
      </text:table-of-content>
      <text:p text:style-name="Text_20_body"/>
      <text:h text:style-name="P17" text:outline-level="1">Potřebné programy</text:h>
      <text:p text:style-name="P4">Ke správnému nastavení a spuštění projektu je třeba mít následující software:</text:p>
      <text:p text:style-name="P13"><text:span text:style-name="T9">·</text:span><text:span text:style-name="T1"> <text:s/></text:span><text:span text:style-name="T10">Oracle GlassFish Server v2.1.1</text:span></text:p>
      <text:p text:style-name="P13"><text:span text:style-name="T9">·</text:span><text:span text:style-name="T1"> <text:s/></text:span><text:span text:style-name="T10">MYSQL Server 5.1</text:span></text:p>
      <text:p text:style-name="P13"><text:span text:style-name="T9">·</text:span><text:span text:style-name="T1"> <text:s/></text:span><text:span text:style-name="T10">Java</text:span></text:p>
      <text:p text:style-name="P13"><text:span text:style-name="T9">·</text:span><text:span text:style-name="T1"> <text:s/></text:span><text:span text:style-name="T10">NetBeans, s pluginy Java a Java EE aand Web</text:span></text:p>
      <text:p text:style-name="P13"><text:span text:style-name="T9">·</text:span><text:span text:style-name="T1"> <text:s/></text:span><text:span text:style-name="T10">Internetový prohlížeč</text:span></text:p>
      <text:h text:style-name="Heading_20_1" text:outline-level="1">Instalace</text:h>
      <text:h text:style-name="P15" text:outline-level="2">Zdrojové kódy projektu</text:h>
      <text:p text:style-name="P7"><text:span text:style-name="T10">1.</text:span><text:span text:style-name="T2">   </text:span><text:span text:style-name="T10">Stažení projektů ze svn </text:span><text:span text:style-name="T13">[</text:span><text:span text:style-name="T14">odkaz 1</text:span><text:span text:style-name="T13">]</text:span></text:p>
      <text:h text:style-name="P14" text:outline-level="2">GlassFish Server 2.1.1</text:h>
      <text:p text:style-name="P7"><text:span text:style-name="T10">1.</text:span><text:span text:style-name="T2">   </text:span><text:span text:style-name="T10">Stažení a instalace podle návodu na stránce s odkazem a pokynů instalátoru. </text:span><text:span text:style-name="T13">[odkaz 2]</text:span></text:p>
      <text:p text:style-name="P6"><text:span text:style-name="T10">2.</text:span><text:span text:style-name="T2">   </text:span><text:span text:style-name="T10">Nezapomenout na správné nastavení proměnné </text:span><text:span text:style-name="T11">JAVA_HOME</text:span><text:span text:style-name="T10">, ve windows musí ukazovat na </text:span><text:span text:style-name="T15">%vase_slozka_s_jdk%/bin.</text:span></text:p>
      <text:p text:style-name="P6"><text:span text:style-name="T10">3.</text:span><text:span text:style-name="T2">   </text:span> <text:span text:style-name="T10">Zapamatování zvoleného hesla, bude použito později.</text:span></text:p>
      <text:h text:style-name="P14" text:outline-level="2"><text:span text:style-name="T10">MYSQL Server 5.1</text:span> </text:h>
      <text:p text:style-name="P7"><text:span text:style-name="T10">1.</text:span><text:span text:style-name="T2">   </text:span><text:span text:style-name="T10">Stažení a instalace podle pokynů instalátoru. </text:span><text:span text:style-name="T13">[odkaz 3]</text:span></text:p>
      <text:p text:style-name="P6"><text:span text:style-name="T10">2.</text:span><text:span text:style-name="T2">   Použití hesla „admin“ (vyžaduje nastavení deploye projektu).</text:span></text:p>
      <text:h text:style-name="P14" text:outline-level="2"><text:span text:style-name="T10">NetBeans</text:span> </text:h>
      <text:p text:style-name="P7"><text:span text:style-name="T10">1.</text:span><text:span text:style-name="T2">   </text:span><text:span text:style-name="T10">Stažení a instalace podle pokynů instalátoru. </text:span><text:span text:style-name="T13">[odkaz 4]</text:span></text:p>
      <text:p text:style-name="P6"><text:span text:style-name="T10">2.</text:span><text:span text:style-name="T2">   </text:span><text:span text:style-name="T10">Instalace pluginu Java EE and Web (</text:span><text:span text:style-name="T11">Tools -</text:span><text:span text:style-name="T15">&gt; </text:span><text:span text:style-name="T11">Plugins -&gt; Available plugins</text:span><text:span text:style-name="T10">, označit a kliknout na Install).</text:span></text:p>
      <text:p text:style-name="P6"><text:span text:style-name="T10">3.</text:span><text:span text:style-name="T2">   </text:span> <text:span text:style-name="T10">Restart NetBeans IDE</text:span></text:p>
      <text:h text:style-name="Heading_20_1" text:outline-level="1"><text:soft-page-break/>Nastavení</text:h>
      <text:h text:style-name="P14" text:outline-level="2">Základní nastavení</text:h>
      <text:p text:style-name="P6"><text:span text:style-name="T10">1.</text:span><text:span text:style-name="T2">   </text:span><text:span text:style-name="T10">Otevření všech projektů v NetBeans</text:span></text:p>
      <text:p text:style-name="P6"><text:span text:style-name="T10">2.</text:span><text:span text:style-name="T2">   </text:span><text:span text:style-name="T10">V záložce Services přidat Glassfish server (</text:span><text:span text:style-name="T11">Servers - Add Server - GlassFish v2.x</text:span><text:span text:style-name="T10">), výběr instalačního adresáře pro "Server Location", výběr volby </text:span><text:span text:style-name="T11">"Create personal domain",</text:span><text:span text:style-name="T10"> vyplnění jména a hesla administrátora z instalace.</text:span></text:p>
      <text:p text:style-name="P6"><text:span text:style-name="T10">3.</text:span><text:span text:style-name="T2">   </text:span><text:span text:style-name="T10">V záložce Services registrovat MYSQL server (databases - Register mysql server), login: “root“, heslo: “admin“.</text:span></text:p>
      <text:p text:style-name="P6"><text:span text:style-name="T10">4.</text:span><text:span text:style-name="T2">   </text:span><text:span text:style-name="T10">Vytvoření databází s názvy </text:span><text:span text:style-name="T11">"ControllerDB", "CounterDB", "ValidatorDB", "persondb" </text:span><text:span text:style-name="T10">v kontextovém menu mysql serveru.</text:span></text:p>
      <text:p text:style-name="P7"><text:span text:style-name="T10">5.</text:span><text:span text:style-name="T2">   </text:span><text:span text:style-name="T10">Přiřazení Glassfish v2.x k projektům Counter, Controller, Validator a EvolbyWeb2 (</text:span><text:span text:style-name="T12">pravý klik na</text:span><text:span text:style-name="T10"> </text:span><text:span text:style-name="T12">projekt -</text:span><text:span text:style-name="T17">&gt;</text:span><text:span text:style-name="T10"> </text:span><text:span text:style-name="T11">properties -&gt; run -&gt; server</text:span><text:span text:style-name="T10">) </text:span><text:span text:style-name="T14">[Obrázek 1</text:span><text:span text:style-name="T13">]</text:span></text:p>
      <text:p text:style-name="P7"><text:span text:style-name="T10">6.</text:span><text:span text:style-name="T2">   </text:span><text:span text:style-name="T10">Kontrola připojení databází k projektům (</text:span><text:span text:style-name="T11">Projekt -&gt; configuration files -&gt; persistence.xm -&gt; Data Source</text:span><text:span text:style-name="T10">). Zde by měla být možnost </text:span><text:span text:style-name="T11">mysql/xxxdb,</text:span><text:span text:style-name="T10"> podle projektu. Pokud není, tak je nutné připojit databázi pomocí volby </text:span><text:span text:style-name="T11">new</text:span><text:span text:style-name="T10">. U projektu Controller jsou v </text:span><text:span text:style-name="T11">persistence.xml</text:span><text:span text:style-name="T10"> dvě volby. První pro </text:span><text:span text:style-name="T11">ControllerDB</text:span><text:span text:style-name="T10"> a druhá pro </text:span><text:span text:style-name="T11">persondb</text:span><text:span text:style-name="T10">. </text:span><text:span text:style-name="T14">[Obrázek 2</text:span><text:span text:style-name="T13">]</text:span></text:p>
      <text:h text:style-name="P14" text:outline-level="2">Nastavení GlassFish serveru</text:h>
      <text:p text:style-name="P6"><text:span text:style-name="T10">1.</text:span><text:span text:style-name="T2">   </text:span><text:span text:style-name="T10">Vstup do admin console (</text:span><text:span text:style-name="T11">Services -&gt; Servers -&gt; GlassFish -&gt; view admin console</text:span><text:span text:style-name="T10">). Pokud není server zapnutý je nejdřive nutné jej spustit pomocí možnosti </text:span><text:span text:style-name="T11">"start".</text:span></text:p>
      <text:p text:style-name="P6"><text:span text:style-name="T10">2.</text:span><text:span text:style-name="T2">   </text:span><text:span text:style-name="T10">Přihlášení pomocí údajů zadaných při instalaci.</text:span></text:p>
      <text:p text:style-name="P6"><text:span text:style-name="T10">3.</text:span><text:span text:style-name="T2">   </text:span><text:span text:style-name="T10">Přesun do </text:span><text:span text:style-name="T11">Resources -</text:span><text:span text:style-name="T15">&gt; </text:span><text:span text:style-name="T11">JMS Resources</text:span></text:p>
      <text:p text:style-name="P7"><text:span text:style-name="T10">4.</text:span><text:span text:style-name="T2">   </text:span><text:span text:style-name="T10">New JMS Connection Factory </text:span><text:span text:style-name="T14">[Obrázek 3</text:span><text:span text:style-name="T13">]</text:span> </text:p>
      <text:p text:style-name="P10">JNDI name: <text:span text:style-name="T15">jms/validatedVotesFactory</text:span></text:p>
      <text:p text:style-name="P10">Resource type: <text:span text:style-name="T15">javax.jms.QueueConnectionFactory</text:span></text:p>
      <text:p text:style-name="P6"><text:span text:style-name="T10">5.</text:span><text:span text:style-name="T2">   </text:span><text:span text:style-name="T10">New Physical Destination</text:span></text:p>
      <text:p text:style-name="P9"><text:span text:style-name="T10">JNDI Name: </text:span><text:span text:style-name="T11">jms/validatedVotes</text:span><text:span text:style-name="T10"> </text:span><text:span text:style-name="T14">[Obrázek 3</text:span><text:span text:style-name="T13">]</text:span></text:p>
      <text:p text:style-name="P10">Physical Destination Name: <text:span text:style-name="T15">ValidatedVotesQueue</text:span></text:p>
      <text:p text:style-name="P10">Resource type: <text:span text:style-name="T15">javax.jms.Queue</text:span></text:p>
      <text:p text:style-name="P8"><text:span text:style-name="T15">6.</text:span><text:span text:style-name="T4">   Přesun do JavaMail Sessions →</text:span><text:span text:style-name="T5"> New</text:span></text:p>
      <text:p text:style-name="P8"><text:soft-page-break/><text:span text:style-name="T5"><text:s text:c="6"/></text:span><text:span text:style-name="T7">Resource name:</text:span><text:span text:style-name="T5"> mail/evolbyMailSession</text:span></text:p>
      <text:p text:style-name="P8"><text:span text:style-name="T5"><text:s text:c="6"/></text:span><text:span text:style-name="T7">host, user a return address podle </text:span><text:span text:style-name="T8">specifikace</text:span><text:span text:style-name="T7"> mail serveru</text:span></text:p>
      <text:p text:style-name="P8"><text:span text:style-name="T5"><text:s text:c="6"/></text:span><text:span text:style-name="T6">Tr</text:span><text:span text:style-name="T7">ansport protocol</text:span><text:span text:style-name="T5">: smtps</text:span></text:p>
      <text:p text:style-name="P8"><text:span text:style-name="T5"><text:s text:c="6"/></text:span><text:span text:style-name="T8">Transport protocol </text:span><text:span text:style-name="T7">class:</text:span><text:span text:style-name="T5"> com.sun.mail.smtp.SMTPSSLTransport</text:span></text:p>
      <text:p text:style-name="P8"><text:span text:style-name="T5"><text:s text:c="5"/></text:span><text:span text:style-name="T7">Do property </text:span><text:span text:style-name="T8">přidat</text:span><text:span text:style-name="T7">:</text:span></text:p>
      <text:p text:style-name="P21"><text:s text:c="10"/>mail-smtps-auth – true</text:p>
      <text:p text:style-name="P21"><text:s text:c="9"/>mail-smtps-password – heslo k mailu</text:p>
      <text:p text:style-name="P6"><text:span text:style-name="T11">7.</text:span><text:span text:style-name="T3">   </text:span><text:span text:style-name="T10">Přesun do </text:span><text:span text:style-name="T11">Configuration -&gt; Security -&gt; Realms -&gt; File -&gt; Manage Users</text:span></text:p>
      <text:p text:style-name="P6"><text:span text:style-name="T10">8.</text:span><text:span text:style-name="T2">   </text:span><text:span text:style-name="T10">Přidání uživatelů. Jména a hesla jsou libovolná. Možné skupiny jsou </text:span><text:span text:style-name="T11">"voters", "commissioners", "administrators</text:span><text:span text:style-name="T10">".</text:span></text:p>
      <text:h text:style-name="P14" text:outline-level="2">Nastavení referencí projektů a řešení možných problémů</text:h>
      <text:p text:style-name="P6"><text:span text:style-name="T10">1.</text:span><text:span text:style-name="T2">   </text:span><text:span text:style-name="T10">Přidání zkompilovaného projektu DTOLibrary1 do ostatních projektů (properties -&gt; Libraries), pokud chybí</text:span></text:p>
      <text:p text:style-name="P6"><text:span text:style-name="T10">2.</text:span><text:span text:style-name="T2">   </text:span><text:span text:style-name="T10">Případné chybějící knihovny pro VoteApplet se nacházejí ve složce "lib" v instalační složce glassfish serveru</text:span></text:p>
      <text:p text:style-name="P6"><text:span text:style-name="T10">3.</text:span><text:span text:style-name="T2">   </text:span><text:span text:style-name="T10">Pokud projekty ukazují chybu, že neznají balíčky </text:span><text:span text:style-name="T11">javax</text:span><text:span text:style-name="T10">, je třeba k nim přidat knihovnu </text:span><text:span text:style-name="T11">j2ee.jar </text:span><text:span text:style-name="T10">z instalační složky glassfishe.</text:span></text:p>
      <text:p text:style-name="P7"><text:span text:style-name="T10">4.</text:span><text:span text:style-name="T2">   </text:span><text:span text:style-name="T10">Případnou chybu </text:span><text:span text:style-name="T11">"Class name is wrong or classpath is not set for com.mysql.jdbc.jdbc2.optional.MysqlConnectionPoolDataSource" </text:span><text:span text:style-name="T10">je třeba vyřesit stažením JDBC obladače </text:span><text:span text:style-name="T13">[</text:span><text:span text:style-name="T14">odkaz 5</text:span><text:span text:style-name="T13">]</text:span> a zkopírováním staženého souboru <text:span text:style-name="T15">mysql-connector-java-5.1.13-bin.jar</text:span> do složky <text:span text:style-name="T16">glassfish\domains\vase_domena\lib\ext</text:span><text:span text:style-name="T15"> </text:span>(případně jiného umístění domény zvolené při registraci serveru do Netbeans).</text:p>
      <text:h text:style-name="Heading_20_1" text:outline-level="1">Spuštění</text:h>
      <text:p text:style-name="P5"><text:span text:style-name="T10">1.</text:span><text:span text:style-name="T2">   </text:span><text:span text:style-name="T10">Deploy projektů na server (pravý klik na projekt </text:span><text:span text:style-name="T11">-&gt; Deploy</text:span><text:span text:style-name="T10">) v pořadí </text:span><text:span text:style-name="T11">Validator, Counter, Controller, Web</text:span></text:p>
      <text:p text:style-name="P5"><text:span text:style-name="T10">2.</text:span><text:span text:style-name="T2">   </text:span><text:span text:style-name="T10">Přidání uživatelů z bodu 3.2.7 do databáze "</text:span><text:span text:style-name="T12">persondb</text:span><text:span text:style-name="T10">" (v NetBeans: </text:span><text:span text:style-name="T11">Services -&gt; Databases</text:span><text:span text:style-name="T10">)</text:span></text:p>
      <text:p text:style-name="P11">Připojení k databázi, zobrazení tabulky, vložení ůdajů pomocí sql přikazů nebo upravením tabulky a kliknutím na commit. </text:p>
      <text:p text:style-name="P5"><text:span text:style-name="T10">3.</text:span><text:span text:style-name="T2">   </text:span><text:span text:style-name="T10">Spuštění projektu EvolbyWeb2. Mělo by otevřít nové okno prohlížeče se spuštěnou aplikací.</text:span></text:p>
      <text:h text:style-name="Heading_20_1" text:outline-level="1"><text:soft-page-break/>Odkazy</text:h>
      <text:p text:style-name="P6"><text:span text:style-name="T10">1.</text:span><text:span text:style-name="T2">   </text:span><text:a xlink:type="simple" xlink:href="http://code.google.com/p/evolby"><text:span text:style-name="T10">http://code.google.com/p/evolby</text:span></text:a></text:p>
      <text:p text:style-name="P6"><text:span text:style-name="T10">2.</text:span><text:span text:style-name="T2">   </text:span><text:a xlink:type="simple" xlink:href="https://glassfish.dev.java.net/downloads/v2.1.1-final.html"><text:span text:style-name="T10">https://glassfish.dev.java.net/downloads/v2.1.1-final.html</text:span></text:a></text:p>
      <text:p text:style-name="P6"><text:span text:style-name="T10">3.</text:span><text:span text:style-name="T2">   </text:span><text:a xlink:type="simple" xlink:href="http://dev.mysql.com/downloads/mysql/5.1.html"><text:span text:style-name="T10">http://dev.mysql.com/downloads/mysql/5.1.html</text:span></text:a></text:p>
      <text:p text:style-name="P6"><text:span text:style-name="T10">4.</text:span><text:span text:style-name="T2">   </text:span><text:a xlink:type="simple" xlink:href="http://netbeans.org/downloads/index.html"><text:span text:style-name="T10">http://netbeans.org/downloads/index.html</text:span></text:a></text:p>
      <text:p text:style-name="P6"><text:span text:style-name="T10">5.</text:span><text:span text:style-name="T2">   </text:span><text:a xlink:type="simple" xlink:href="http://dev.mysql.com/downloads/connector/j/5.1.html"><text:span text:style-name="T10">http://dev.mysql.com/downloads/connector/j/5.1.html</text:span></text:a></text:p>
      <text:p text:style-name="Text_20_body"/>
      <text:p text:style-name="Text_20_body"/>
      <text:p text:style-name="P12"><draw:frame draw:style-name="fr1" draw:name="Rámec1" text:anchor-type="paragraph" svg:x="1.757cm" svg:y="0.088cm" svg:width="13.231cm" draw:z-index="0"><draw:text-box fo:min-height="10.596cm"><text:p text:style-name="Obrázek"><draw:frame draw:style-name="fr4" draw:name="obrázky1" text:anchor-type="paragraph" svg:x="0.004cm" svg:y="0.002cm" svg:width="13.972cm" style:rel-width="105%" svg:height="10.516cm" style:rel-height="scale" draw:z-index="1"><draw:image xlink:href="Pictures/2000000800005828000045755C130946.svm" xlink:type="simple" xlink:show="embed" xlink:actuate="onLoad"/></draw:frame>Obrázek <text:sequence text:ref-name="refObrázek0" text:name="Obrázek" text:formula="ooow:Obrázek+1" style:num-format="1">1</text:sequence>: Přiřazení serveru k projektům</text:p></draw:text-box></draw:frame></text:p>
      <text:p text:style-name="Text_20_body"><draw:frame draw:style-name="fr2" draw:name="Rámec2" text:anchor-type="paragraph" svg:x="1.732cm" svg:y="0.03cm" svg:width="13.107cm" draw:z-index="2"><draw:text-box fo:min-height="10.345cm"><text:p text:style-name="Obrázek"><draw:frame draw:style-name="fr5" draw:name="obrázky2" text:anchor-type="paragraph" svg:x="0.004cm" svg:y="-0.289cm" svg:width="13.944cm" style:rel-width="106%" svg:height="11.312cm" style:rel-height="scale" draw:z-index="3"><draw:image xlink:href="Pictures/20000008000059880000471CDC61E32B.svm" xlink:type="simple" xlink:show="embed" xlink:actuate="onLoad"/></draw:frame>Obrázek <text:sequence text:ref-name="refObrázek1" text:name="Obrázek" text:formula="ooow:Obrázek+1" style:num-format="1">2</text:sequence>: Nastavení souboru persistence.xml</text:p></draw:text-box></draw:frame></text:p>
      <text:p text:style-name="P12"><draw:frame draw:style-name="fr3" draw:name="Rámec3" text:anchor-type="paragraph" svg:x="2.298cm" svg:y="1cm" svg:width="12.402cm" draw:z-index="4"><draw:text-box fo:min-height="18.651cm"><text:p text:style-name="Obrázek"><draw:frame draw:style-name="fr5" draw:name="obrázky3" text:anchor-type="paragraph" svg:x="-0.318cm" svg:y="0.213cm" svg:width="12.723cm" style:rel-width="102%" svg:height="19.35cm" style:rel-height="scale" draw:z-index="5"><draw:image xlink:href="Pictures/20000008000041D7000067C5AFA456DB.svm" xlink:type="simple" xlink:show="embed" xlink:actuate="onLoad"/></draw:frame>Obrázek <text:sequence text:ref-name="refObrázek2" text:name="Obrázek" text:formula="ooow:Obrázek+1" style:num-format="1">3</text:sequence>: Pohled na záložku Services u správně nastaveného a funkčního projektu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margin-left="0cm" fo:margin-right="0cm" fo:margin-top="0cm" fo:margin-bottom="0.21cm" fo:text-align="center" style:justify-single-word="false" fo:text-indent="-0.101cm" style:auto-text-indent="false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Autoři" style:family="paragraph" style:parent-style-name="Text_20_body" style:next-style-name="Text_20_body">
      <style:paragraph-properties fo:margin-top="0cm" fo:margin-bottom="0.21cm" fo:text-align="end" style:justify-single-word="false" style:shadow="none">
        <style:tab-stops/>
      </style:paragraph-properties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Obrázek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.</number:text>
      <number:month/>
      <number:text>.</number:text>
      <number:year/>
    </number:date-style>
  </office:automatic-styles>
  <office:master-styles>
    <style:master-page style:name="Standard" style:page-layout-name="Mpm1">
      <style:header>
        <text:p text:style-name="Header">Tutoriál<text:tab/><text:tab/>E-volby</text:p>
      </style:header>
      <style:footer>
        <text:p text:style-name="Footer"><text:date style:data-style-name="N30" text:date-value="2010-10-03T17:17:06.97" text:fixed="true" text:date-adjust="PT552H00M00S">26.10.2010</text:date><text:tab/><text:tab/><text:page-number text:select-page="current">8</text:page-number>/<text:page-count>8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><text:date style:data-style-name="N30" text:date-value="2010-10-03T17:44:36.95" text:fixed="true" text:date-adjust="PT552H00M00S">26.10.2010</text:date><text:tab/><text:tab/>Pavel Valenta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máš Čerevka</meta:initial-creator>
    <meta:creation-date>2010-10-03T17:06:19.93</meta:creation-date>
    <dc:date>2010-12-14T16:05:12.70</dc:date>
    <meta:editing-duration>PT01H16M48S</meta:editing-duration>
    <meta:editing-cycles>20</meta:editing-cycles>
    <meta:generator>OpenOffice.org/3.2$Win32 OpenOffice.org_project/320m19$Build-9505</meta:generator>
    <meta:document-statistic meta:table-count="0" meta:image-count="3" meta:object-count="0" meta:page-count="8" meta:paragraph-count="90" meta:word-count="672" meta:character-count="5057"/>
  </office:meta>
</office:document-meta>
</file>